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3.59958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2">
            <text:p>ВЕС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400" table:formula="of:=[.B2]" table:style-name="ce4">
            <text:p>4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450" table:style-name="ce4">
            <text:p>450</text:p>
          </table:table-cell>
          <table:table-cell office:value-type="float" office:value="450" table:formula="of:=[.B5]" table:style-name="ce4">
            <text:p>4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68 <text:s/>Колбаса Особая ТМ Особый рецепт, 0,5 кг, ПОКОМ, шт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B9]" table:style-name="ce4">
            <text:p>3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.B10]" table:style-name="ce4">
            <text:p>6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50" table:style-name="ce4">
            <text:p>50</text:p>
          </table:table-cell>
          <table:table-cell office:value-type="float" office:value="20" table:formula="of:=[.B11]*0.4" table:style-name="ce4">
            <text:p>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B14]" table:style-name="ce4">
            <text:p>3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19]" table:style-name="ce4">
            <text:p>5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200" table:formula="of:=[.B22]" table:style-name="ce4">
            <text:p>2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formula="of:=[.B23]" table:style-name="ce4">
            <text:p>7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25]" table:style-name="ce4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26]" table:style-name="ce4">
            <text:p>1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.B29]" table:style-name="ce4">
            <text:p>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.B33]" table:style-name="ce4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34]" table:style-name="ce4">
            <text:p>10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.B35]" table:style-name="ce4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36]" table:style-name="ce4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37]" table:style-name="ce4">
            <text:p>4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38]" table:style-name="ce4">
            <text:p>4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.B40]" table:style-name="ce4">
            <text:p>8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.B41]" table:style-name="ce4">
            <text:p>8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450" table:style-name="ce4">
            <text:p>450</text:p>
          </table:table-cell>
          <table:table-cell office:value-type="float" office:value="450" table:formula="of:=[.B43]" table:style-name="ce4">
            <text:p>4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600" table:style-name="ce4">
            <text:p>600</text:p>
          </table:table-cell>
          <table:table-cell office:value-type="float" office:value="600" table:formula="of:=[.B44]" table:style-name="ce4">
            <text:p>6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.B45]" table:style-name="ce4">
            <text:p>1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40" table:formula="of:=[.B46]" table:style-name="ce4">
            <text:p>4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.B48]" table:style-name="ce4">
            <text:p>6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number-columns-repeated="2" table:style-name="ce4"/>
          <table:table-cell table:number-columns-repeated="16381"/>
        </table:table-row>
        <table:table-row table:style-name="ro3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.B50]" table:style-name="ce4">
            <text:p>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number-columns-repeated="2" table:style-name="ce4"/>
          <table:table-cell table:number-columns-repeated="1638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formula="of:=[.B52]" table:style-name="ce4">
            <text:p>70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400" table:formula="of:=SUM([.B2:.B52])" table:style-name="ce1">
            <text:p>3400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2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10-24T05:55:08Z</dc:date>
    <meta:editing-cycles>52</meta:editing-cycles>
    <meta:editing-duration>PT57432S</meta:editing-duration>
  </office:meta>
</office:document-meta>
</file>